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1732" officeooo:paragraph-rsid="00061732"/>
    </style:style>
    <style:style style:name="P2" style:family="paragraph" style:parent-style-name="Standard">
      <style:paragraph-properties fo:text-align="start" style:justify-single-word="false"/>
      <style:text-properties officeooo:rsid="00061732" officeooo:paragraph-rsid="000617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WERS</text:p>
      <text:p text:style-name="P2"/>
      <text:p text:style-name="P2">1. The dataset is imported in numpy array d in code.py</text:p>
      <text:p text:style-name="P2"/>
      <text:p text:style-name="P2">2. The code plots pairwise features’ graphs for both labels.</text:p>
      <text:p text:style-name="P2"><text:s text:c="4"/>The graphs are also uploaded in the folder.</text:p>
      <text:p text:style-name="P2"/>
      <text:p text:style-name="P2">3. The best features are features 1 and 2 as there is minimum overlapping for both labels in feature 1</text:p>
      <text:p text:style-name="P2"><text:s text:c="4"/>vs 2 graph as compared to the others. Therefore, these two features are most suited for separating <text:s text:c="5"/></text:p>
      <text:p text:style-name="P2"><text:s text:c="4"/>the labels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08:55:34.181866732</meta:creation-date>
    <dc:date>2020-04-02T09:03:14.255521852</dc:date>
    <meta:editing-duration>PT7M44S</meta:editing-duration>
    <meta:editing-cycles>1</meta:editing-cycles>
    <meta:document-statistic meta:table-count="0" meta:image-count="0" meta:object-count="0" meta:page-count="1" meta:paragraph-count="7" meta:word-count="69" meta:character-count="394" meta:non-whitespace-character-count="313"/>
    <meta:generator>LibreOffice/6.3.4.2$Linux_X86_64 LibreOffice_project/30$Build-2</meta:generator>
  </office:meta>
</office:document-meta>
</file>